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T1" style:family="text">
      <style:text-properties fo:font-weight="bold"/>
    </style:style>
    <style:style style:name="T2" style:family="text">
      <style:text-properties officeooo:rsid="001d6fa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Kết luận thiết kế</text:h>
      <text:p text:style-name="Text_20_body">Việc áp dụng 3 Design Pattern vào chung một bài toán mang lại những ưu điểm sau:</text:p>
      <text:list text:style-name="L1">
        <text:list-item>
          <text:p text:style-name="P1"><text:span text:style-name="T1">State Pattern</text:span>: Gỡ rối các câu lệnh <text:span text:style-name="T2">if-else</text:span> hoặ<text:span text:style-name="T2">c switch-case</text:span> khổng lồ khi kiểm tra trạng thái đơn hàng. Mỗi trạng thái (New, Processing...) tự quản lý logic của nó và tự quyết định trạng thái tiếp theo.</text:p>
        </text:list-item>
        <text:list-item>
          <text:p text:style-name="P1"><text:span text:style-name="T1">Strategy Pattern</text:span>: Tách biệt logic kinh doanh phức tạp (ví dụ: cách hoàn tiền, cách tính phí vận chuyển) ra khỏi luồng xử lý chính. Nhờ đó, nếu bạn có thêm "Hoàn tiền bằng Voucher", bạn chỉ cần tạo class mới mà không phải sửa mã cũ.</text:p>
        </text:list-item>
        <text:list-item>
          <text:p text:style-name="P1"><text:span text:style-name="T1">Decorator Pattern</text:span>: Mang lại khả năng kết hợp các tùy chọn đơn hàng (gói quà, giao hỏa tốc, bảo hiểm rơi vỡ) ngay trong thời gian chạy (runtime) thay vì phải tạo ra hàng chục subclass kế thừa lằng nhằng.</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SC" style:font-family-asian="'Noto Serif SC'"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8T19:11:39.675601300</meta:creation-date>
    <dc:date>2026-03-18T19:20:54.478853700</dc:date>
    <meta:editing-duration>PT9M15S</meta:editing-duration>
    <meta:editing-cycles>1</meta:editing-cycles>
    <meta:document-statistic meta:table-count="0" meta:image-count="0" meta:object-count="0" meta:page-count="1" meta:paragraph-count="5" meta:word-count="149" meta:character-count="734" meta:non-whitespace-character-count="593"/>
    <meta:generator>LibreOffice/25.8.5.2$Windows_X86_64 LibreOffice_project/9c8b85f387cc00a89945a79c9e6239f32e450ac2</meta:generator>
  </office:meta>
</office:document-meta>
</file>